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7800000052C6D3A80FB8749D4A9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28cm" svg:height="9.846cm" svg:x="0.22cm" svg:y="0.535cm">
          <draw:image xlink:href="Pictures/10000201000007800000052C6D3A80FB8749D4A9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20-03-01T23:33:35.962980714</dc:date>
    <meta:editing-duration>PT2M57S</meta:editing-duration>
    <meta:editing-cycles>3</meta:editing-cycles>
    <meta:generator>LibreOffice/6.1.2.1$MacOSX_X86_64 LibreOffice_project/65905a128db06ba48db947242809d14d3f9a93fe</meta:generator>
    <meta:document-statistic meta:object-count="1"/>
  </office:meta>
</office:document-meta>
</file>